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STHeiti" fo:font-size="11pt" style:font-name-asian="STHeiti" style:font-size-asian="11pt" style:font-size-complex="11pt"/>
    </style:style>
    <style:style style:name="P2" style:family="paragraph" style:parent-style-name="Standard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indent="1.217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STHeiti" style:font-name-asian="STHeiti"/>
    </style:style>
    <style:style style:name="P5" style:family="paragraph" style:parent-style-name="Heading_20_2">
      <style:text-properties style:font-name="STHeiti" style:font-name-asian="STHeiti"/>
    </style:style>
    <style:style style:name="P6" style:family="paragraph" style:parent-style-name="Heading_20_2">
      <style:text-properties style:font-name="STHeiti" fo:font-style="italic" style:font-name-asian="STHeiti" style:font-style-asian="italic" style:font-style-complex="italic"/>
    </style:style>
    <style:style style:name="P7" style:family="paragraph" style:parent-style-name="Heading_20_1">
      <style:paragraph-properties fo:margin-left="0cm" fo:margin-right="0cm" fo:text-indent="4.286cm" style:auto-text-indent="false"/>
      <style:text-properties style:font-name="STHeiti" style:font-name-asian="STHeiti"/>
    </style:style>
    <style:style style:name="P8" style:family="paragraph" style:parent-style-name="Standard">
      <style:paragraph-properties fo:margin-left="0cm" fo:margin-right="0cm" fo:text-indent="1.191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text-indent="1.191cm" style:auto-text-indent="false">
        <style:tab-stops>
          <style:tab-stop style:position="1.27cm"/>
        </style:tab-stops>
      </style:paragraph-properties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indent="1.217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STHeiti" style:font-name-asian="STHeiti"/>
    </style:style>
    <style:style style:name="P12" style:family="paragraph" style:parent-style-name="Text_20_body">
      <style:text-properties style:font-name="STHeiti" fo:font-size="14pt" style:font-name-asian="STHeiti" style:font-size-asian="14pt" style:font-size-complex="14pt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Text_20_body">
      <style:text-properties style:font-name="STHeiti" style:font-name-asian="STHeiti"/>
    </style:style>
    <style:style style:name="P15" style:family="paragraph" style:parent-style-name="Heading_20_2">
      <style:text-properties style:font-name="STHeiti" style:font-name-asian="STHeiti"/>
    </style:style>
    <style:style style:name="P16" style:family="paragraph" style:parent-style-name="Heading_20_2">
      <style:text-properties style:font-name="STHeiti" fo:font-size="14pt" style:font-name-asian="STHeiti" style:font-size-asian="14pt" style:font-size-complex="14pt"/>
    </style:style>
    <style:style style:name="P17" style:family="paragraph" style:parent-style-name="Heading_20_2">
      <style:text-properties style:font-name="STHeiti" style:font-name-asian="STHeiti"/>
    </style:style>
    <style:style style:name="T1" style:family="text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2" style:family="text">
      <style:text-properties style:font-name="STHeiti" fo:font-size="11pt" fo:font-weight="bold" style:font-name-asian="STHeiti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6" style:family="text">
      <style:text-properties fo:color="#ff0000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8" style:family="text">
      <style:text-properties fo:color="#00ae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color="#9999ff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黑客防线C/C++黑客编程.2.1.b</text:h>
      <text:p text:style-name="P1"/>
      <text:h text:style-name="P6" text:outline-level="2">本节前置知识要求:</text:h>
      <text:p text:style-name="P3">1.基本的C语言语法的掌握</text:p>
      <text:p text:style-name="P3">2.对Windows数据结构有一定的基础</text:p>
      <text:p text:style-name="P3">3.有一定的自我学习能力.</text:p>
      <text:p text:style-name="P3">4.对上一节内容有切实的理解</text:p>
      <text:p text:style-name="P2"/>
      <text:h text:style-name="P5" text:outline-level="2">本节课主要内容:</text:h>
      <text:p text:style-name="P4"><text:tab/>1.根据实例对临界区进行操作</text:p>
      <text:p text:style-name="P4"><text:tab/>2.根据实例对线程进行操作</text:p>
      <text:p text:style-name="P4"><text:tab/>3.根据上节课的理论知识完成本课程序</text:p>
      <text:p text:style-name="P4"/>
      <text:h text:style-name="P5" text:outline-level="2">建议参考书籍:</text:h>
      <text:p text:style-name="P4"><text:tab/>《Win32多线程程序设计》(候捷译)</text:p>
      <text:p text:style-name="P3"/>
      <text:h text:style-name="P5" text:outline-level="2">主要模块:</text:h>
      <text:p text:style-name="P8">程序启动时初始化:</text:p>
      <text:p text:style-name="P9">void init_cracker();</text:p>
      <text:p text:style-name="P9">程序退出时释放相关资源: <text:s/><text:tab/></text:p>
      <text:p text:style-name="P9">void free_cracker();</text:p>
      <text:p text:style-name="P9">处理破解过程的函数:</text:p>
      <text:p text:style-name="P9">void crack_pwd(void);</text:p>
      <text:p text:style-name="P9"/>
      <text:p text:style-name="P9">维护密码队列的线程函数:</text:p>
      <text:p text:style-name="P9">DWORD WINAPI process_queue(LPVOID param);</text:p>
      <text:p text:style-name="P9">破解线程函数:</text:p>
      <text:p text:style-name="P9">DWORD WINAPI _crack_pro(LPVOID param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2"><text:soft-page-break/>程序流程:</text:h>
      <text:p text:style-name="P4">红色部分为线程函数:</text:p>
      <text:p text:style-name="P4"><text:span text:style-name="T10">main函数</text:span><text:tab/><text:tab/><text:tab/>启动一个 <text:span text:style-name="T5">process_queue</text:span><text:span text:style-name="T7">和若干个</text:span><text:span text:style-name="T5">_crack_pro</text:span></text:p>
      <text:p text:style-name="P4"><text:tab/>+---<text:span text:style-name="T10"> </text:span><text:span text:style-name="T4">init_cracker</text:span><text:span text:style-name="T3">() </text:span><text:span text:style-name="T6">-----+-------------------------------------------------------+</text:span></text:p>
      <text:p text:style-name="P4"><text:span text:style-name="T3"><text:s/><text:tab/>|<text:tab/><text:tab/><text:tab/> <text:s text:c="4"/></text:span><text:span text:style-name="T6"><text:s/>|<text:tab/><text:tab/><text:tab/><text:tab/><text:tab/><text:tab/> <text:s text:c="4"/>| <text:s/>开始破解密码</text:span></text:p>
      <text:p text:style-name="P4"><text:span text:style-name="T3"><text:tab/>|<text:tab/><text:tab/><text:tab/> <text:s text:c="3"/></text:span><text:span text:style-name="T6"><text:s text:c="2"/>|<text:tab/><text:tab/><text:tab/><text:tab/>+------+------+------+------+------+</text:span></text:p>
      <text:p text:style-name="P4"><text:span text:style-name="T3"><text:tab/>|<text:tab/><text:tab/><text:tab/> <text:s text:c="5"/></text:span><text:span text:style-name="T6">|</text:span><text:span text:style-name="T6"><text:tab/><text:tab/><text:tab/><text:tab/>| <text:s text:c="7"/>| <text:s text:c="6"/>| <text:s text:c="9"/>| <text:s text:c="7"/>| <text:s text:c="7"/>|</text:span></text:p>
      <text:p text:style-name="P4"><text:span text:style-name="T3"><text:tab/>|<text:tab/><text:tab/><text:tab/> <text:s text:c="5"/></text:span><text:span text:style-name="T6">|<text:tab/><text:tab/><text:tab/><text:tab/>| <text:s text:c="7"/>| <text:s text:c="6"/>| <text:s text:c="9"/>| <text:s text:c="7"/>| <text:s text:c="7"/>|</text:span></text:p>
      <text:p text:style-name="P4"><text:span text:style-name="T3"><text:tab/>|<text:tab/><text:tab/></text:span><text:span text:style-name="T5">process_queue</text:span><text:span text:style-name="T3"><text:tab/><text:tab/></text:span><text:span text:style-name="T5">_crack_pro...(若干个线程运行)..._crack_pro</text:span></text:p>
      <text:p text:style-name="P4"><text:span text:style-name="T1"><text:tab/>|<text:tab/><text:tab/><text:tab/></text:span><text:span text:style-name="T5">|<text:tab/><text:tab/><text:tab/></text:span><text:span text:style-name="T5"><text:tab/> <text:s/>^</text:span><text:span text:style-name="T1"><text:tab/><text:tab/><text:tab/><text:tab/></text:span><text:span text:style-name="T3"><text:tab/></text:span></text:p>
      <text:p text:style-name="P4"><text:span text:style-name="T3"><text:tab/>|<text:tab/><text:tab/><text:tab/></text:span><text:span text:style-name="T6">|<text:tab/><text:tab/><text:tab/><text:tab/> <text:s/>|</text:span></text:p>
      <text:p text:style-name="P4"><text:span text:style-name="T3"><text:tab/>|<text:tab/><text:tab/><text:tab/></text:span><text:span text:style-name="T6">+====使用队列传输密码====+</text:span></text:p>
      <text:p text:style-name="P4"><text:span text:style-name="T3"><text:tab/>|</text:span></text:p>
      <text:p text:style-name="P4"><text:span text:style-name="T3"><text:tab/>+--- </text:span><text:span text:style-name="T4">crack_pwd</text:span><text:span text:style-name="T3">() <text:s/></text:span><text:span text:style-name="T9">waiting &lt;--------------------等待以上的所有线程返回<text:tab/></text:span><text:span text:style-name="T3"><text:tab/><text:tab/><text:tab/></text:span></text:p>
      <text:p text:style-name="P4"><text:span text:style-name="T3"><text:tab/>|</text:span></text:p>
      <text:p text:style-name="P4"><text:span text:style-name="T3"><text:tab/>+--- </text:span><text:span text:style-name="T2">free_cracker</text:span><text:span text:style-name="T1">()</text:span></text:p>
      <text:p text:style-name="P4"><text:span text:style-name="T3">Exit退出程序</text:span></text:p>
      <text:p text:style-name="P4"><text:span text:style-name="T3"/></text:p>
      <text:h text:style-name="P16" text:outline-level="2"><text:span text:style-name="T11"/></text:h>
      <text:p text:style-name="P12"><text:span text:style-name="T11"><text:tab/></text:span></text:p>
      <text:p text:style-name="P13"><text:span text:style-name="T11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宋体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hellex</meta:initial-creator>
    <meta:creation-date>2007-11-02T16:09:57</meta:creation-date>
    <dc:creator>Shellex</dc:creator>
    <dc:date>2007-11-03T07:54:31</dc:date>
    <meta:editing-cycles>22</meta:editing-cycles>
    <meta:editing-duration>PT1H32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1" meta:word-count="178" meta:character-count="923"/>
  </office:meta>
</office:document-meta>
</file>